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11c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<text:span text:style-name="T1">Instalar uma nova função no NODE_RED</text:span></text:p>
      <text:p text:style-name="Standard"/>
      <text:p text:style-name="Standard"/>
      <text:p text:style-name="Standard">* <text:span text:style-name="T1">clique no botão de hamburguer ( no canto direito) e depois clique em install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9T09:58:07.895927513</meta:creation-date>
    <meta:generator>LibreOffice/6.4.7.2$Linux_X86_64 LibreOffice_project/40$Build-2</meta:generator>
    <dc:date>2024-03-19T09:59:14.147231703</dc:date>
    <meta:editing-duration>PT1M7S</meta:editing-duration>
    <meta:editing-cycles>1</meta:editing-cycles>
    <meta:document-statistic meta:table-count="0" meta:image-count="0" meta:object-count="0" meta:page-count="1" meta:paragraph-count="2" meta:word-count="22" meta:character-count="117" meta:non-whitespace-character-count="96"/>
  </office:meta>
</office:document-meta>
</file>